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ae13"/>
    </style:style>
    <style:style style:name="P2" style:family="paragraph" style:parent-style-name="Standard">
      <style:text-properties officeooo:rsid="00048b48" officeooo:paragraph-rsid="00048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dbvjsbvjebvugnb</text:p>
      <text:p text:style-name="P2"/>
      <text:p text:style-name="P2"/>
      <text:p text:style-name="P2">Hola me llamo ron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23:22.155000000</meta:creation-date>
    <dc:date>2018-05-08T11:18:48.855000000</dc:date>
    <meta:editing-duration>PT1M1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2" meta:word-count="5" meta:character-count="36" meta:non-whitespace-character-count="33"/>
  </office:meta>
</office:document-meta>
</file>